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7.2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2" style:family="table-cell" style:parent-style-name="Default">
      <style:table-cell-properties fo:background-color="transparent" fo:wrap-option="no-wrap"/>
    </style:style>
  </office:automatic-styles>
  <office:body>
    <office:spreadsheet>
      <table:calculation-settings table:automatic-find-labels="false"/>
      <table:table table:name="Sheet1" table:style-name="ta1">
        <table:table-column table:style-name="co1" table:number-columns-repeated="3" table:default-cell-style-name="ce1"/>
        <table:table-row table:style-name="ro1">
          <table:table-cell office:value-type="string" calcext:value-type="string">
            <text:p>Judul</text:p>
          </table:table-cell>
          <table:table-cell office:value-type="string" calcext:value-type="string">
            <text:p>Isi</text:p>
          </table:table-cell>
          <table:table-cell office:value-type="string" calcext:value-type="string">
            <text:p>Label</text:p>
          </table:table-cell>
        </table:table-row>
        <table:table-row table:style-name="ro1">
          <table:table-cell office:value-type="string" calcext:value-type="string">
            <text:p>PNS Bantul Ditangkap Terkait Sindikat Saracen</text:p>
          </table:table-cell>
          <table:table-cell office:value-type="string" calcext:value-type="string">
            <text:p>Terungkapnya jaringan Saracen menjadi pemberitaan yang menyedot perhatian banyak pihak. Di tengah-tengah pemberitaan tentang penyelidikan polisi atas sindikat ini, beredar informasi tentang siapa saja di balik aksi penyebar kebencian ini. Salah satunya beredar luas di media sosial kabar bahwa seorang Pegawai Negeri Sipil (PNS) di lingkungan Pemkab Bantul dikabarkan terlibat jaringan Saracen. Foto KTP atas nama Dwi Ratna Supri Hastuti (52) menyebar dengan cepat dengan keterangan di bawahnya yang meyebutkan bahwa Ratna merupakan anggota Saracen. Lebih lanjut isu itu menyebutkan kalau pemilik KTP itu disebut telah ditangkap polisi karena terkait dengan sindikat Saracen.</text:p>
          </table:table-cell>
          <table:table-cell office:value-type="string" calcext:value-type="string">
            <text:p>hoax</text:p>
          </table:table-cell>
        </table:table-row>
        <table:table-row table:style-name="ro1">
          <table:table-cell office:value-type="string" calcext:value-type="string">
            <text:p>Kabar Singapore Airlines Terbakar di Changi</text:p>
          </table:table-cell>
          <table:table-cell office:value-type="string" calcext:value-type="string">
            <text:p>Isu ini dihembuskan pertama kali oleh pemilik akun Facebook dengan inisial SAL. Dia mengunggah status Facebook mengenai kejadian kebakaran pesawat Singapore Airlines pada 4 Juli 2017 dengan menyertakan keterangan waktu 'pagi ini' dalam status itu. Berikut bunyi status Facebook tersebut: SQ , pagi ini jm 02.30 dari Spore ke Milan Italia, perjalanan 2jam lbh sayap pesawat minyak nya bocor &amp; pswt nya balik lagi ke Spore, setelah mendarat 10menit lgsg kebakaran sayap pswtnya. Tapi dpt segera dipadamkan. Yg Sangat Berjasa adalah Grew Pilot &amp; Penumpangnya TENANG &amp; KERJASAMA YG BAIK. SAL juga menyertakan 2 video dalam postingan mengenai kejadian kebakaran pesawat ini. Status Facebook SAL pun dilihat dan dishare oleh banyak pengguna Facebook lain.</text:p>
          </table:table-cell>
          <table:table-cell office:value-type="string" calcext:value-type="string">
            <text:p>hoax</text:p>
          </table:table-cell>
        </table:table-row>
        <table:table-row table:style-name="ro1">
          <table:table-cell office:value-type="string" calcext:value-type="string">
            <text:p>Kabut di Yogya Imbas Aktivitas Merapi</text:p>
          </table:table-cell>
          <table:table-cell office:value-type="string" calcext:value-type="string">
            <text:p>Pesan berantai di media sosial dan grup komunikasi pagi ini di Yogyakarta ramai oleh artikel berita dan foto kawasan Yogyakarta yang berkabut tebal. Beberapa di antaranya berlatar belakang Gunung Merapi. Ada pula warga Yogyakarta yang mengaku memang tempat tinggalnya diselimuti kabut tebal yang tak biasa. Sebuah artikel berita lama dari sebuah media online yang mengabarkan kondisi Merapi pada 2010 juga ikut tersebar luar. Tak ada waktu pasti dalam artikel tersebut, tapi tertera tanggal 26 Januari. Beberapa yang tak memperhatikannya kemudian resah dan ikut menyebarkan artikel tersebut untuk mempertanyakannya.</text:p>
          </table:table-cell>
          <table:table-cell office:value-type="string" calcext:value-type="string">
            <text:p>hoax</text:p>
          </table:table-cell>
        </table:table-row>
        <table:table-row table:style-name="ro1">
          <table:table-cell office:value-type="string" calcext:value-type="string">
            <text:p>Heboh Suhu Panas Ekstrem di Kuwait Bikin Pohon Terbakar</text:p>
          </table:table-cell>
          <table:table-cell office:value-type="string" calcext:value-type="string">
            <text:p>Dalam sepekan terakhir, beredar foto dan video di Facebook yang memperlihatkan pohon dan semak-semak terbakar dengan disertai judul 'Suhu Di Kuwait Mencapai 62C, Pohon Dan Semak-Semak Sampai Terbakar'. Foto itu berasal dari akun Facebook bernama Sami Khan pada 3 Agustus 2017. "Kuwait burning. Temp hit 62c. Bushes and trees burnt out," demikian tulisan di akun Facebook Sami Khan. Sami Khan hanya menampilkan screenshot video. Video sebenarnya ada di YouTube dengan judul yang sama. Video itu memperlihatkan pohon di pinggir jalan terbakar dan terdengar seseorang berbahasa Arab berbicara di video itu. Ada pula foto lampu lalu lintas meleleh yang beredar. Foto itu disebut juga ada di Kuwait akibat suhu panas. </text:p>
          </table:table-cell>
          <table:table-cell office:value-type="string" calcext:value-type="string">
            <text:p>hoax</text:p>
          </table:table-cell>
        </table:table-row>
        <table:table-row table:style-name="ro1">
          <table:table-cell office:value-type="string" calcext:value-type="string">
            <text:p>Beredar Foto Jarum Suntik 'Penular' HIV-AIDS di Toilet Umum</text:p>
          </table:table-cell>
          <table:table-cell office:value-type="string" calcext:value-type="string">
            <text:p>"Hati-hati mengambil tisu di toilet umum! Tolong beritahu orang-orang yang kita sayangi, anak, orang tua dan keluarga, dll. Orang yang kena HIV/AIDS dengan sengaja menaruh jarum suntik bekas mereka di dekat tisu toilet umum." Informasi beserta foto jarum suntik yang 'menempel' di tempat tisu toilet umum ini viral di media sosial. Disebutkan jarum tersebut sengaja dipasang untuk menularkan HIV-AIDS pada masyarakat.</text:p>
          </table:table-cell>
          <table:table-cell office:value-type="string" calcext:value-type="string">
            <text:p>hoax</text:p>
          </table:table-cell>
        </table:table-row>
        <table:table-row table:style-name="ro1">
          <table:table-cell office:value-type="string" calcext:value-type="string">
            <text:p>Makan Cokelat Setelah Makan Mi Goreng Bisa Bikin Meninggal</text:p>
          </table:table-cell>
          <table:table-cell office:value-type="string" calcext:value-type="string">
            <text:p>Ada seorang wanita meninggal mendadak dengan kelima panca indra keluar darah. Setelah diselidiki ternyata wanita ini meninggal bukan karena bunuh diri atau dibunuh, melainkan karena ketidaktahuan tentang 'racun akibat makanan'. Wanita ini memiliki kebiasaan makan cokelat tiap hari, ini tidak masalah. Masalahnya, malam itu wanita ini kebanyakan makan mi goreng. Sebenarnya cuma makan mi goreng saja juga tidak masalah, karena orang rumahnya juga banyak makan mi malam itu dan tak ada yang meninggal. Tetapi karena mi itu mengandung arsenic pentoxide (As2O5) dan berhubung habis makan mi wanita itu makan cokelat, terjadilah reaksi kimia di dalam perut yang membuat arsenic pentoxide (As2O5) berubah menjadi arsenic trioxide (As2O3) yang sangat beracun. Inilah yang mengakibatkan hati, jantung, ginjal, pembuluh darah rusak, usus berdarah, pembuluh darah melebar/dilatasi. Jadi hati-hati!! Jika habis banyak makan mi goreng, mi kering, mi soto, jangan makan cokelat pada saat yang bersamaan. Copy paste lah jika Anda merasa ini cukup penting! Demikian informasi yang tengah beredar. Dikatakan bahwa akan terjadi reaksi kimia beracun di dalam tubuh apabila Anda mengonsumsi mi dan cokelat dalam waktu yang berdekatan. Tak main-main, reaksi ini disebut bisa membuat beberapa organ vital seperti hati, jantung dan ginjal bisa rusak.</text:p>
          </table:table-cell>
          <table:table-cell office:value-type="string" calcext:value-type="string">
            <text:p>hoax</text:p>
          </table:table-cell>
        </table:table-row>
        <table:table-row table:style-name="ro1">
          <table:table-cell office:value-type="string" calcext:value-type="string">
            <text:p>Geger Motor 'Hantu' Terparkir 2 Tahun di Jalan dan Tak Bisa Dipindah</text:p>
          </table:table-cell>
          <table:table-cell office:value-type="string" calcext:value-type="string">
            <text:p>Kabar ini berawal dari postingan pengguna Facebook dengan inisial SA pada Rabu, 17 Mei 2017. Dia menuliskan: Misteri motor hantu... pemilikx meninggal 2tahun lalu di lokasi ini dan sudah 2tahun lebih pula motor ini trparkir disana tanpa ada xg bisa memindahkanx.. setiap kali di pindahkan motor ini akan kembali sendiri ke lokasi ini.. jika anda aering melintasi jalur kendari - sulteng anda akan melihat motor ini di wilayah jalan poros sebelum batas... ngeriii … Postingan tersebut direspons ribuan orang. Beberapa media memberitakan. Sementara di ranah maya, sebagian percaya, sebagian meragukan. Ada juga yang menertawakan. Berikut komentar netizen: Ughu Halid Selamat pagi ' sekedar meluruskan sedikit soal motor tersebut" Memang benar adanya berita tersebut ' motor itu tdk ada yg berani pindahkan atau sentuh ' dan tepatnya di poros menuju Asera konawe utara sultra' konawe utara ini memang sdh batas dari sultra dan sulteng . Karmilah Anggaraini Putri emang beneran yah Fice Armin Itu bukan hoax...barusan sy tanya suami sy..katanya dia sering liat..dikiranya itu motor warga yg mau ke kebun...kbtulan suami sy stiap minggu otw dr morowali ke kendari. Alfonso Felides Trappatoni Kalian semua jgn tertipu dgn berita seperti ini. Dgn adanya berita begini seakan2 Konut itu daerah seram. Pdhal pemilik motor tersebut adalah milik warga sekitar.</text:p>
          </table:table-cell>
          <table:table-cell office:value-type="string" calcext:value-type="string">
            <text:p>hoax</text:p>
          </table:table-cell>
        </table:table-row>
        <table:table-row table:style-name="ro1">
          <table:table-cell office:value-type="string" calcext:value-type="string">
            <text:p>Wajib Bawa Obat Isosorbide Dinitrate Untuk 'Jaga-jaga' Serangan Jantung</text:p>
          </table:table-cell>
          <table:table-cell office:value-type="string" calcext:value-type="string">
            <text:p>Info dari teman. Teman komunitas saya baru kena serangan jantung, umurnya 52 sih, sebelumnya nggak ada keluhan. Tiba-tiba dia lagi mandi berasa dada seperti tertusuk tombak, terus keringatan sampai basah. Itu kejadian jam 7 malam, terus langsung dibawa ke Daan Mogot dan jam 11 malam dioperasi. Dokter bilang pertolongan pertama kalau kena serangan buru-buru minum Isosorbide Dinitrate 5 mg. Saya saranin kalian orang beli, taruh di dompet 2 biji aja, selain proteksi buat kita kalau sewaktu-waktu ada apa-apa, mana tau ada orang di sekitar kita juga butuh. Sekian sekilas info semoga bermanfaat. Demikian informasi yang beredar luas. Disebutkan di atas bahwa penggunaan obat jenis Isosorbide Dinitrate 5 mg bisa dikonsumsi oleh siapa saja yang tiba-tiba mengalami keluhan nyeri dada atau serangan jantung. </text:p>
          </table:table-cell>
          <table:table-cell office:value-type="string" calcext:value-type="string">
            <text:p>hoax</text:p>
          </table:table-cell>
        </table:table-row>
        <table:table-row table:style-name="ro1">
          <table:table-cell office:value-type="string" calcext:value-type="string">
            <text:p>Pesan Berantai Kecelakaan Tewaskan 130 Jemaah Umrah</text:p>
          </table:table-cell>
          <table:table-cell office:value-type="string" calcext:value-type="string">
            <text:p>Sebuah pesan berantai beredar di WhatsApp grup sejak pagi tadi. Isinya mengabarkan bahwa telah terjadi tabrakan beruntun rombongan umrah pada bulan Ramadhan ini. Di pesan yang beredar tersebut penerima diminta mengecek, barangkali ada keluarga atau kerabat menjadi korban dalam kecelakaan tersebut. "Innaalillaahi Wa Innaa Ilaihi Raajiu'un.. Update terkini..Kecelakaan tabrakan beruntun rombongan Umroh di Mekkah Ramadhan ini sebanyak 130 orang meninggal dunia.. Cek keluarga dan kerabat yg sedang pergi Umrah..!!Semoga Khusnul Khaatimah," begitu bunyi pesan berantai yang beredar pagi tadi, Rabu (31/5/2017).</text:p>
          </table:table-cell>
          <table:table-cell office:value-type="string" calcext:value-type="string">
            <text:p>hoax</text:p>
          </table:table-cell>
        </table:table-row>
        <table:table-row table:style-name="ro1">
          <table:table-cell office:value-type="string" calcext:value-type="string">
            <text:p>Broadcast Telur Berbintik Mengandung Bakteri Penyakit</text:p>
          </table:table-cell>
          <table:table-cell office:value-type="string" calcext:value-type="string">
            <text:p>Dilaporkan sejumlah warga, sejak sepekan lalu beredar informasi di layanan pesan singkat WhatsApp mengenai bahaya telur berbintik. Pesan tersebut berisi gambar telur berbintik disertai keterangan peringatan akan bahaya bakteri streptococcus. Berikut isi pesan tersebut: Jika menemui telur ayam negeri seperti ini, dibuang saja sebab bintik-bintiknya ini merupakan bibit penyakit yang namanya streptokokus. Dapat hidup di dalam tubuh manusia dan menyebabkan penyakit pencernaan. Kumannya dari kulit telur dapat menembus kulit telur dan masuk ke dalamnya.</text:p>
          </table:table-cell>
          <table:table-cell office:value-type="string" calcext:value-type="string">
            <text:p>hoax</text:p>
          </table:table-cell>
        </table:table-row>
        <table:table-row table:style-name="ro1">
          <table:table-cell office:value-type="string" calcext:value-type="string">
            <text:p>Ojek Online dan Angkot di Bandung akan Bentrok Hari Ini, Benarkah?</text:p>
          </table:table-cell>
          <table:table-cell office:value-type="string" calcext:value-type="string">
            <text:p>Muncul pesan berantai yang berisi informasi akan adanya bentrokan antara pengemudi transportasi online dan angkot di Bandung. Dalam pesan berantai tersebut tertulis bentrokan akan terjadi pada Rabu (11/10) ini dengan diawali demo besar-besaran. Pesan berantai itu menyebut bentrokan terjadi akibat ojek online meminta pertanggungjawaban kepada kubu angkot gabungan atas tewasnya pengemudi ojek online di Jalan BKR, Bandung. Tak hanya di lokasi itu, pesan berantai itu juga menyebut pengemudi ojek online lain ditabrak hingga tewas di Jalan Buahbatu oleh angkot.Pesan kaleng itu pun menyebutkan pengemudi ojek online dikeroyok di Jalan Karapitan, Bandung. Lalu pesan itu juga menyebut ada pengemudi ojek online yang hilang tak ada kabar."Info terkini, malam ini (kemarin) para online lagi kumpul di Gedung Sate. Besok (hari ini) bakal datang dari Cimahi ojek online sekitar 1.000 orang, dari Jakarta 500 orang, mau ke Bandung, belum dari yang lain. Besok (hari ini) jangan main HP di motor atau di pinggir jalan, takut dikira ojek online. Besok udah ga ada tanya tanya lg, maen sikat langsung!! Hatur Nuhun," kata pesan berantai itu.Dalam pesan berantai itu tertulis informasi tersebut berasal dari FKDM.</text:p>
          </table:table-cell>
          <table:table-cell office:value-type="string" calcext:value-type="string">
            <text:p>hoax</text:p>
          </table:table-cell>
        </table:table-row>
        <table:table-row table:style-name="ro1">
          <table:table-cell office:value-type="string" calcext:value-type="string">
            <text:p>Mobil Milik Pria yang Berkelahi dengan TNI Terbakar, Benarkah?</text:p>
          </table:table-cell>
          <table:table-cell office:value-type="string" calcext:value-type="string">
            <text:p>Laporan Kebakaran Mobil. Pada hari Sabtu tgl 14 Okt 2017 Skp. 03.15 wib telah terjadi kebakaran sebuah mobil Mazda warna merah nopol B 1599 PVH di Jl Harapan 1 Nomor 3 Kodamar yang diparkir didepan rumah Nama pemilik Sdr Bimantoro Prasetiyo Hp. 081316009694 Tempat tanggal lahir Jakarta 22 Okteber 1999 Pekejaan musisi. Adapun penyebab kebakaran dikarenakan akibat arus pendek. korban jiwa nihil, korban materiil mengalami kerugian di taksir sekitar Rp. 125 jt. api dapat di padamkan skp. 04.00 wib oleh BPK setempat.</text:p>
          </table:table-cell>
          <table:table-cell office:value-type="string" calcext:value-type="string">
            <text:p>hoax</text:p>
          </table:table-cell>
        </table:table-row>
        <table:table-row table:style-name="ro1">
          <table:table-cell office:value-type="string" calcext:value-type="string">
            <text:p>Ada Broadcast Bom Meledak di Masjidil Haram, Serius?</text:p>
          </table:table-cell>
          <table:table-cell office:value-type="string" calcext:value-type="string">
            <text:p>Sebuah pesan berantai beredar di aplikasi pesan instan pada Minggu (1/10/2017). Isinya adalah video berdurasi 38 detik dengan gambar yang cukup mengerikan.Ini adalah suasana di dekat Kabah di Masjidil Haram, Makkah, Arab Saudi. Ada ceceran darah bertebaran di lantai dan petugas yang berusaha membarikade supaya jamaah tidak mendekat.Pesan yang beredar menyebutkan itu adalah bom bunuh diri yang meledak di Kabah. Cukup mengerikan.</text:p>
          </table:table-cell>
          <table:table-cell office:value-type="string" calcext:value-type="string">
            <text:p>hoax</text:p>
          </table:table-cell>
        </table:table-row>
        <table:table-row table:style-name="ro1">
          <table:table-cell office:value-type="string" calcext:value-type="string">
            <text:p>Ramai Broadcast Tawuran 2 Kelompok di Cililitan, Begini Faktanya</text:p>
          </table:table-cell>
          <table:table-cell office:value-type="string" calcext:value-type="string">
            <text:p>Broadcast tersebut menyebut tawuran yang terjadi di Jalan Raya Bogor arah Cililitan. Tawuran tersebut pun dikabarkan telah meluas lokasi peristiwanya. Di dalam pesan, pengguna jalan diminta berhati-hati. Ada dua pesan yang disebar. Berikut bunyi pesannya: Pesan kesatu: Kepada teman2 semua..hindari.jalan raya bogor arah.cililitan..bentrokan mulai melebar ke arah ..uki cawang dan kramat jati...😎 Hati2 yaa yg mau lewat arah Cililitan - Dewi Sartika lg ada tawuran antar warga (infonya warga ambon vs warga pribumi budi asih) Jangan lewat dewi sartika dulu ,, di karenakan korban sudah ada ,, dan tawuran akan berlanjut sampai malam.. Pesan kedua: Kepada teman2s.hindari.jalan raya bogor arah.cililitan..bentrokan mulai melebar ke arah ..uki cawang dan kramat jati...😎 Info yang melintasi jln celilitan hati hati " ada perang antara FBR sama AMBON</text:p>
          </table:table-cell>
          <table:table-cell office:value-type="string" calcext:value-type="string">
            <text:p>hoax</text:p>
          </table:table-cell>
        </table:table-row>
        <table:table-row table:style-name="ro1">
          <table:table-cell office:value-type="string" calcext:value-type="string">
            <text:p>Beredar Broadcast CCTV di Jaksel Bisa Jadi Dasar Tilang, Benarkah?</text:p>
          </table:table-cell>
          <table:table-cell office:value-type="string" calcext:value-type="string">
            <text:p>Broadcast itu menyebutkan, ada empat titik di Jakarta Selatan yang menggunakan mode penilangan via CCTV. Dijelaskan dalam broadcast itu, CCTV bisa dipakai dengan mode zoom untuk mendapatkan detail nopol dan tindakan pelanggaran yang dilakukan pengendara. Berikut isi broadcast tersebut: INFO: Yangg melintas dijalanan KOTA Jakarta Selatan khususnya Radio Dalam : Besok selasa ada uji coba tilang e-CCTV. Berikut daftar Jl yang akan diuji coba antara lain: Jl. Mampang prapatan raya, Jl. Pasar minggu raya, Jl. Kalibata makam pahlawan, Jl.Lenteng agung. Berhenti di belakang garis Lampu TL. Hati hati dengan kecepatan ketika lampu TL sdh menyala warna kuning. Karena sensor CCTV akan me-ngezoom saat lampu kuning menyala. Mungkin jg dibeberapa wilayah atau tempat lain. Jangan lupa juga temen2 yg kerja atau perjlnn ke Kota Bintaro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Jakarta Selatan akan menggandeng kerja sama Satlantas Polres Pesanggrahan, Kejaksaan Negeri , PN dan Dishub kota maupun instansi lain. Mari bersama -sama tertib Lalu Lintas di jalan dg Motto Keselamatan Sebagai Kebutuhan No 1. Aplikasi dilapangan akan segera di publikasikan. </text:p>
          </table:table-cell>
          <table:table-cell office:value-type="string" calcext:value-type="string">
            <text:p>hoax</text:p>
          </table:table-cell>
        </table:table-row>
        <table:table-row table:style-name="ro1">
          <table:table-cell office:value-type="string" calcext:value-type="string">
            <text:p>Ada Broadcast Tilang E-CCTV akan Diterapkan di Depok, Benarkah?</text:p>
          </table:table-cell>
          <table:table-cell office:value-type="string" calcext:value-type="string">
            <text:p>Sebuah pesan berisi peringatan kepada pengguna jalan tersebar melalui broadcast di aplikasi pesan instan. Dalam pesan tersebut dikatakan Pemerintah Kota Depok akan memasang puluhan kamera closed-circuit television (CCTV) di jalan raya. CCTV itu akan dipasang di lokasi rawan pelanggaran lalu lintas. Lewat CCTV, gambar pelanggar lalu lintas akan ditangkap. Berikut ini isi broadcast pesan tersebut: INI BENER NGGA YA? Beredar BC ini. INFO: Yangg melintas dijalanan KOTA DEPOK : Besok senin depan ada uji coba tilang e-CCTV. Berikut daftar Jl yang akan diuji coba antara lain: Jl. Margonda, Jl. A. Rahman Hakim, Jl. Nusantara, Jl. Akses UI, Jl. Raya Bogor, Jl. Raya Sawangan, Jl. Raya Cimanggis. Berhenti di belakang garis Lampu TL. Hati hati dengan kecepatan ketika lampu TL sdh menyala warna kuning. Karena sensor CCTV akan me-ngezoom saat lampu kuning menyala. Mungkin jg dibeberapa wilayah atau tempat lain. Ojo lupa juga temen2 yg kerja atau perjlnn ke Kota DEPOK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DEPOK akan menggandeng kerja sama Satlantas Polres Kota DEPOK, Kejaksaan Negeri , PN dan Dishub kota maupun instansi lain.Mari bersama -sama tertib Lalu Lintas di jalan dg Motto Keselamatan Sebagai Kebutuhan No 1.Aplikasi dilapangan akan segera di publikasikan.</text:p>
          </table:table-cell>
          <table:table-cell office:value-type="string" calcext:value-type="string">
            <text:p>hoax</text:p>
          </table:table-cell>
        </table:table-row>
        <table:table-row table:style-name="ro1">
          <table:table-cell office:value-type="string" calcext:value-type="string">
            <text:p>Beredar Kabar Bendungan Katulampa Jebol, BPBD DKI: Itu Hoax</text:p>
          </table:table-cell>
          <table:table-cell office:value-type="string" calcext:value-type="string">
            <text:p>Beredar video di sosial media Twitter yang menyebutkan jebolnya Bendungan Katulampa. Akun yang menyebarkan video tersebut meminta warga DKI Jakarta berhati-hati. Video tersebut diposting pada Selasa (21/11) tengah malam sekitar pukul 00.04 WIB. Postingan itu kemudian di-retweet sekitar 26 kali. Terkait video tersebut, BPBD DKI Jakarta menegaskan Bendungan Katulampa tak jebol. Hanya saja memang debit air di bendungan tersebut sempat naik karena curah hujan yang tinggi. "Curah Hujan yang akhir akhir mengguyur wilayah Jakarta dan wilayah bogor memang sempat membuat debit air di Bendung Katulampa meningkat dan air kiriman dari hulu sempat menggenangi wilayah yang berada dibantaran sungai ciliwung beberapa waktu silam," kata BPBD DKI Jakarta dalam pernyataan tertulis yang diterima detikcom, Selasa (21/11/2017). "BPBD Provinsi DKI Jakarta memastikan bahwa berita tersebut adalah hoax," tegasnya. Menurut BPBD DKI Jakarta, tinggu muka air hari ini normal dan tidak mengalami kenaikan. Curah hujan di Bogor dan Jakarta juga masih 0 mm. BPBD DKI Jakarta pun mengimbau masyarakat agar tidak mudah percaya hoax dan memahami nama serta fungsi Bendungan Katulampa. "Banyak orang yang salah menyebutkan Bendung Katulampa dengan Bendungan Katulampa. Fungsi Bendung dan Bendungan jelaslah berbeda. Bendung sendiri merupakan air yang ditampung untuk dibagikan, sedangkan Bendungan merupakan air yang ditampung dan dipertahankan baik saat musim hujan maupun kemarau," imbau BPBD DKI Jakarta.Saat diperiksa detikcom sekitar pukul 17.15 WIB, Selasa (21/11), video tersebut telah dihapus. Selain itu juga pemilik aku telah meminta maaf soal hoax yang dia sampaikan. "Maap itu tadi hoax de!" kicaunya.</text:p>
          </table:table-cell>
          <table:table-cell office:value-type="string" calcext:value-type="string">
            <text:p>hoax</text:p>
          </table:table-cell>
        </table:table-row>
        <table:table-row table:style-name="ro1">
          <table:table-cell office:value-type="string" calcext:value-type="string">
            <text:p>Heboh Kabar Makam Berdarah di Balikpapan, Ini Faktanya</text:p>
          </table:table-cell>
          <table:table-cell office:value-type="string" calcext:value-type="string">
            <text:p>Sebuah makam di Tempat Pemakaman Umum (TPU) Bukit Damai Sentosa Sungainangka, Balikpapan, Kalimantan Timur membuat geger warga. Di makam tersebut, keluar cairan yang diduga adalah darah. Benarkah? Dari sejumlah postingan di media sosial, terlihat makam itu mengeluarkan cairan merah seperti darah. Jenazah yang berada di makam tersebut baru saja dimakamkan pada 15 September 2017 lalu. Postingan yang viral di media sosial itu kemudian membuat banyak warga yang penasaran dan mendatangi lokasi tersebut. detikcom mengonfirmasi tentang kebenaran kabar tersebut. Paur Subbag Humas Polres Balikpapan, Iptu Tri Ikwan DJ menjelaskan, cairan yang keluar dari makam tersebut bukanlah darah. "Itu bukan darah karena tidak ada bau anyir atau amis. Merah bisa dari akar, gelembung. Bisa karena udara panas di tanah karena sebelumnya tidak ada hujan," ujar Tri dalam pesan kepada detikcom, Senin (9/10/2017). Hebohnya kabar tersebut membuat banyak warga yang berdatangan. Tri mengatakan pihak kepolisian beserta warga setempat telah menimbun cairan di makam tersebut dengan tanah. "Mulai minggu kemarin oleh Pak RT dan warga sekitar sudah ditimbun demi menjaga Kamtibmas. Karena motor parkir di jalan daripada terjadi hal yang tidak diinginkan," kata Tri. </text:p>
          </table:table-cell>
          <table:table-cell office:value-type="string" calcext:value-type="string">
            <text:p>hoax</text:p>
          </table:table-cell>
        </table:table-row>
        <table:table-row table:style-name="ro1">
          <table:table-cell office:value-type="string" calcext:value-type="string">
            <text:p>Ramai Bocah Sebatang Kara Huni Gubuk Reyot di Karawang, Masa Sih?</text:p>
          </table:table-cell>
          <table:table-cell office:value-type="string" calcext:value-type="string">
            <text:p>Sejak awal Juli, warganet dibuat iba oleh cerita bocah sebatang kara di Karawang yang hidup sebatang kara. Dia telantar tanpa perhatian warga dan pemerintah. Saking menyedihkan, bocah yang tinggal di gubuk reyot itu disebut-sebut baru merasakan ketoprak untuk pertama kali dalam hidupnya. Bahkan katanya, saat Ramadan 2017, sebungkus nasi ia bagi dua. Separuh dimakan sahur, separuh lagi saat berbuka. Benarkah? Beberapa portal berita online turut menyebarkan informasi tersebut. Namun kisah ini berawal dari posting-an pengguna Facebook berinisial YR seperti berikut ini: AP (sengaja disebut inisial-red) 13thn Tinggal di dusun cibuaya IV, rt/rw 001/007 desa cibuaya, kecamatan.cibuaya, kabupaten karawang. Dia yatim, Yg sll bekerja keras, wlu seharusnya anak seusianya msh sklh Dan bermain. Namun dia Kini Tak sekolah lagi krn tdk ada biaya. Demi utk hidup Dan makan. AP rela bekerja nyuci piring,nyuci baju,nyetrika,jual kopi keliling dan ikut jadi kuli panggul di pasar. demi rupiah demi mengisi perut. Dulu dia tinggal bersama ibunya. Namun sdh 2 bln INI, ibunya pergi entah kemana. Dari keterangan tetangga , katanya ke Jakarta. Mgkn Untuk bekerja. Kini AP permana hidup sendiri di gubuk reotnya. Yg membuat hati Miris di kala puasa kemarin… setiap Hari sebungkus nasi dia bagi 2., separo Untuk sahur dan separo Untuk berbuka atau sebaliknya.Hari Raya lebaran pun dia lalui dgn sendirian di gubuk reotnya tanpa Ibu, sdg Yg lain berkumpul dgn keluarga. Terlebih lg dia mengatakan seumur hidup nya baru pertama kali makan ketoprak, ketika ada seseorang membelikan. Yang t\ernyata pernah terbesit di hati nya bagaimana rasanya ketoprak.Ya allah… bersyukurlah kita dengan keadaan kita. Karena di luar sana masih bnyak saudara2 kita yang begitu kekurangan. Sosok anak laki" yatim Yg Kini hidup sendiri di gubuk reotnya tanpa ibu nya mengajarkan kita akan kesabaran,keperihatinan juga ke ilkhlasan. dia tinggal di gubuk yang separo sudah roboh. Subhanallah..… Yg semangat le.... sabar , sehat Dan ikhlas, SMG ada Yg peduli, Dan membantu agar engkau bisa tinggal di Rumah Yg layak, terlebih lg ibumu segera ada kbr Dan bisa bersama lagi....amin yarroball alamin."</text:p>
          </table:table-cell>
          <table:table-cell office:value-type="string" calcext:value-type="string">
            <text:p>hoax</text:p>
          </table:table-cell>
        </table:table-row>
        <table:table-row table:style-name="ro1">
          <table:table-cell office:value-type="string" calcext:value-type="string">
            <text:p>Tentang Postingan di Medsos PT DI Dijual ke China</text:p>
          </table:table-cell>
          <table:table-cell office:value-type="string" calcext:value-type="string">
            <text:p>Beredar broadcast di Facebook, Twitter, dan grup WhatsApp. Berikut ini isinya: Telah berpindah tangan satu lagi BUMN strategis yang dibangun oleh Alm Soeharto dan Prof DR Ing BJ Habibie... Dengan ditandatanganinya pelunasan pembayaran dari pemerintah Cina kepada pemerintah Indonesia pada awal April 2017 oleh Presiden Joko Widodo (disetujui dan ditandatangani oleh Ketua KPK, ketua DPR RI dan ketua dewan pertimbangan presiden) maka secara resmi kepemilikan PT Dirgantara Indonesia/PTDI dh. IPTN NURTANIO berpindah tangan menjadi milik pemerintah Tjina. Dengan demikian, untuk selanjutnya, seluruh pesawat dan komponen hasil produksi akan berlabel Made in Cina.</text:p>
          </table:table-cell>
          <table:table-cell office:value-type="string" calcext:value-type="string">
            <text:p>hoax</text:p>
          </table:table-cell>
        </table:table-row>
        <table:table-row table:style-name="ro1">
          <table:table-cell office:value-type="string" calcext:value-type="string">
            <text:p>Broadcast Hoax Polisi Minta Karangan Bunga Dikirim ke Mabes Polri</text:p>
          </table:table-cell>
          <table:table-cell office:value-type="string" calcext:value-type="string">
            <text:p>Pesan itu tersebar di beberapa waktu terakhir. Menyebar di grup WhatsApp satu ke yang lainnya. Dalam pesan itu disebutkan, Kombes Chrisnanda Dwi Laksana meminta agar masyarakat pada rentang tanggal sebelum 9 Mei mengirim bunga ke kantor polisi dan Mabes Polri. Kata-kata dalam rangkaian bunga tersebut antara lain 'NKRI Harga Mati, Amalkan Pancasila sampai Bhinneka Tunggal Ika'. Si pembuat pesan juga mengaitkan isi tulisan dalam karangan bunga dengan Gubernur DKI Basuki T Purnama.</text:p>
          </table:table-cell>
          <table:table-cell office:value-type="string" calcext:value-type="string">
            <text:p>hoax</text:p>
          </table:table-cell>
        </table:table-row>
        <table:table-row table:style-name="ro1">
          <table:table-cell table:style-name="Default" office:value-type="string" calcext:value-type="string">
            <text:p>Penampakan Awan Berbentuk Naga di Langit Ciawi</text:p>
          </table:table-cell>
          <table:table-cell table:style-name="Default" office:value-type="string" calcext:value-type="string">
            <text:p>Pada Jumat, 21 Desember 2012, Detikcom menurunkan berita cukup menghebohkan, "Awan Berbentuk Ular Naga Menggantung di Langit Ciawi". Diilustrasikan, gumpalan awan membentuk ular naga, lengkap dari badan hingga kepala, seolah hendak menerkam mangsa. Peristiwa itu terjadi di arah tol Jagorawi menuju Puncak, Jumat (21/12/2012) sekitar pukul 17.15 WIB. Gumpalan awan aneh itu muncul secara tiba-tiba usai hujan deras.</text:p>
          </table:table-cell>
          <table:table-cell table:style-name="Default" office:value-type="string" calcext:value-type="string">
            <text:p>hoax</text:p>
          </table:table-cell>
        </table:table-row>
        <table:table-row table:style-name="ro1">
          <table:table-cell table:style-name="Default" office:value-type="string" calcext:value-type="string">
            <text:p>Bahaya Menempel Pleste Penurun Panas di Dahi</text:p>
          </table:table-cell>
          <table:table-cell table:style-name="Default" office:value-type="string" calcext:value-type="string">
            <text:p>Kalau anak demam, JANGAN tampal Cool Fever di dahi… Alasan : Sebenarnya belakang dahi adalah otak dan jika suhu badan panas, Cool Fever akan menarik panas tersebut berkumpul di situ sebelum ianya reda. Sekiranya ia dilakukan dengan kerap, ia boleh menyebabkan kerosakan otak yang dikenali sebagai CEREBRAL PALSY. Sebaliknya, tampalkan Cool Fever tersebut di belakang tengkuk yang mana ia akan bertindak sebagai termostat untuk meredakan suhu panas. Wallahualam</text:p>
          </table:table-cell>
          <table:table-cell table:style-name="Default" office:value-type="string" calcext:value-type="string">
            <text:p>hoax</text:p>
          </table:table-cell>
        </table:table-row>
        <table:table-row table:style-name="ro1">
          <table:table-cell table:style-name="Default" office:value-type="string" calcext:value-type="string">
            <text:p>Bila Terus Ikut Campur, Israel Berjanji Akan Buat Indonesia Seperti Palestina</text:p>
          </table:table-cell>
          <table:table-cell table:style-name="Default" office:value-type="string" calcext:value-type="string">
            <text:p>Maidany.com – Peristiwa penyerangan Israel terhadap Palestina memang sangat membuat hati ingin menjerit, ada banyak korban yang jatuh bahwa anak-anak yang tak berdosa pun ikut menjadi korban penyerangan tersebut. Namun, saat-saat berduka seperti ini terdengan isu-isu bahwa Israel juga akan menyerang Indonesia yang dikarenakan Israel marah karena situs-situs mereka dibombardir oleh para peretas yang mayoritas dari Indonesia. Karena masalah tersebut orang-orang Israel mengatakan <text:s/>agar orang-orang Indonesia <text:s/>tidak mencampuri urusannya, dan para hacker Tanah Air tidak menyerang website-wwbsite di negara mereka. Jika tidak negara Israel akan menyerang Indonesia sama dengan saat mereka menyerang Palestina. hal tersebut disampaikan dari Presiden Israel yaitu Reuven Rivlin saat ditemui di Yerusalem 7/25/2017. “Israel bisa saja menghentikan aksinya jika Negara indonesia tidak ikut campur masalah negara Israel kecuali itu perintah atau gabungnya Indonesia dengan PPb,kalu hanya Relawan maupun sekelompok orang yang kami anggap ilegal kami tidak akan segan segan membuat nasib sama dengan Palestina” ujar Reuven Rivlin.</text:p>
          </table:table-cell>
          <table:table-cell table:style-name="Default" office:value-type="string" calcext:value-type="string">
            <text:p>hoax</text:p>
          </table:table-cell>
        </table:table-row>
        <table:table-row table:style-name="ro1">
          <table:table-cell table:style-name="Default" office:value-type="string" calcext:value-type="string">
            <text:p>Pendaftaran Driver Grab</text:p>
          </table:table-cell>
          <table:table-cell table:style-name="Default" office:value-type="string" calcext:value-type="string">
            <text:p>Pendaftaran GRATIS !!! Open Recruitment Grab, daftar baru Maupun double job !!! JALUR PRIORITAS &amp; GRATIS !!! Tolong dibaca secara DETAIL dan kalau perlu di SCREENSHOT agar tidak menanyakan yang sudah dijelaskan ! Terimakasih. Posisi : Driver Grab Bike, Driver Grab Car, Area : Se-indonesia ( yang terjangkau grab) keunggulan daftar melalui jalur khusus : <text:s/>Daftar Grab Bike Disini Diprioritaskan lebih cepat dapet sms undangan aktivasi Daripada Daftar via web <text:s/>1x24 jam Proses aktivasi akun lebih cepat <text:s/>Grab Car langsung aktif setelah beberapa jam lulus training online ( tidak perlu datang ke kantor ) SEGERA HUB VIA WA 0896 3930 7632 Data yang diperlukan ( Grab bike &amp; Grab car )</text:p>
          </table:table-cell>
          <table:table-cell table:style-name="Default" office:value-type="string" calcext:value-type="string">
            <text:p>hoax</text:p>
          </table:table-cell>
        </table:table-row>
        <table:table-row table:style-name="ro1">
          <table:table-cell office:value-type="string" calcext:value-type="string">
            <text:p>Virus Video Gempa Bangkok</text:p>
          </table:table-cell>
          <table:table-cell office:value-type="string" calcext:value-type="string">
            <text:p>Perhatian… Perlu diketahui, baru menerima pesan..! Bahwa Video gempa di Bangkok 8.5, linknya jangan dibuka, segera hapus,ini adalah virus pemerasan, terutama di ponsel Alipay, <text:s/>beritanya juga jgn disiarkan, tolong diteruskan ke masing-masing group atau teman dan family... jangan terkecoh! Terima kasih</text:p>
          </table:table-cell>
          <table:table-cell table:style-name="Default" office:value-type="string" calcext:value-type="string">
            <text:p>hoax</text:p>
          </table:table-cell>
        </table:table-row>
        <table:table-row table:style-name="ro1">
          <table:table-cell office:value-type="string" calcext:value-type="string">
            <text:p>Sri Sultan Hamengkubuwono : Maaf Bukan SARA, Tapi Cina Dan Keturunannya Tidak Pantas Jadi Pemimpin Di Bumi Nusantara. Fakta Sejarah, Tionghoa Adalah Satu-Satunya Penghianat Negara Kesatuan Republik Indonesia (NKRI)</text:p>
          </table:table-cell>
          <table:table-cell office:value-type="string" calcext:value-type="string">
            <text:p>Raja Keraton Ngayogyakarta yang juga Gubernur D.I. Yogyakarta, Sri Sultan Hamengkubuwono mengingatkan kepada seluruh umat islam terutamanya yang ada di Jakarta tentang fakta sejarah yang tidak bisa diabaikan begitu saja. Sesungguhnya, Umat Islam adalah umat paling penuh cinta kepada alam semesta ini sebab mereka mencita-citakan seluruh bumi tunduk dan patuh hanya kepada Allah SWT. Mereka rela berdampingan dengan siapapun, bertetangga dengan menunjukkan akhlak mulianya. Dan sejarah di Yokjakarta ini, mohon maaf, bukan SARA tapi kita ingin satu fakta sejarah. Tahu kenapa saudara-saudara Tionghoa tak punya hak girik di wilayah Yokjakarta? Mereka hanya punya hak milik bangunan semata-mata. Mohon maaf, ini soal sejarah dilihat dan diakui. Pada agresi militer kedua Belanda, Desember 1948. Komunitas Tionghoa di Yagjakarta member sokongan kepada agresor Belanda itu. Maka pada tahun 1950, ketika tegak kembali NKRI kita dari Jogjakarta ini, mereka sudah bersiap-siap eksodus. Tapi oleh Sultan Hamengkubuwono IX, mereka ditenangkan dan Sultan mengatakan, ‘anda meskipun berkhianat kesekian kalinya terhadap negeri ini, tetap kami akui sebagai tetangga dan tidak perlu pergi dan tinggalah disini. Tapi mohon maaf, saya cabut satu hak anda untuk memiliki tanah. Karena keserakahan sepanjang sejarah’. (icl)</text:p>
          </table:table-cell>
          <table:table-cell table:style-name="Default" office:value-type="string" calcext:value-type="string">
            <text:p>hoax</text:p>
          </table:table-cell>
        </table:table-row>
        <table:table-row table:style-name="ro1">
          <table:table-cell office:value-type="string" calcext:value-type="string">
            <text:p>Bentrok FBR VS AMBON</text:p>
          </table:table-cell>
          <table:table-cell office:value-type="string" calcext:value-type="string">
            <text:p>Kepada teman2.hindari.jalan raya bogor arah.cililitan..bentrokan mulai melebar ke arah ..uki cawang dan kramat jati… Info yang melintasi jln cililitan hati hati “ ada perang antara FBR sama Ambon. </text:p>
          </table:table-cell>
          <table:table-cell table:style-name="Default" office:value-type="string" calcext:value-type="string">
            <text:p>hoax</text:p>
          </table:table-cell>
        </table:table-row>
        <table:table-row table:style-name="ro1">
          <table:table-cell office:value-type="string" calcext:value-type="string">
            <text:p>Permen Susu Mengandung Narkoba</text:p>
          </table:table-cell>
          <table:table-cell office:value-type="string" calcext:value-type="string">
            <text:p>Mohon perhatian utk stakeholder terkait, teriinformasi bhw tlh beredar permen Susu mengandung pcc Dan sudah beredar di ambarawa sasarannya adl. sekolah2 Dan di jual Rp. 2.000 dapet 1 renteng. Mhn di share di group2 yg ada. utk kewaspadaan dan proteksi thd anak2 generasi. bg. Sekolah2,</text:p>
          </table:table-cell>
          <table:table-cell table:style-name="Default" office:value-type="string" calcext:value-type="string">
            <text:p>hoax</text:p>
          </table:table-cell>
        </table:table-row>
        <table:table-row table:style-name="ro2">
          <table:table-cell office:value-type="string" calcext:value-type="string">
            <text:p>Gempa Gerhana Iran Dajjal</text:p>
          </table:table-cell>
          <table:table-cell office:value-type="string" calcext:value-type="string">
            <text:p>Ass.. Wr.. wb? Baru dpt info, ma'af klo tlat ngbarin nya. IRAN pkl 17.45 adzan magrib mndapt GEMPA dan GERHANA, dan ssuatu bunyi ganjil lg sprti ngauman RAKSASA yg ke 2 kli nya dari bwh dsr lautan samudra pasifik,,, menurut para ULAMA, itu suara dajjal yg brusha naik ke dunia.!! oleh sbb itu kita snntiasa tdk brhnti adzan dan shalat. tdk di krm,, "Musibah brupa di benci orng, dan akn sial smpai umr 48 thn. dan KEMALUANNYA mmbsuk!! Apa susah nya kta ngabarinjg1-1023 kontak saya,,, maaf saya jg d krimin org Yg Islam tolong baca sebentar aja Kita dzikir sebentar ingat اَللّهُ ... "Subhanallah, Walhamdulillah WalailaHa ilallah Allahu-Akbar wa la haula wala quwata illa billahil aliyil adzim” Sebarkan!, kamu akan membuat beribu-ribu manusia berzikir kepada Allah SWT آمِّيْنَ آمِّيْنَ آمِّيْنَ يَا رَبَّ الْعَالَمِينَ maaf... Jangan putus di kamu. Gak sampai 1 menit kok اَللّهُ maha besar!!</text:p>
          </table:table-cell>
          <table:table-cell table:style-name="Default" office:value-type="string" calcext:value-type="string">
            <text:p>hoax</text:p>
          </table:table-cell>
        </table:table-row>
        <table:table-row table:style-name="ro1">
          <table:table-cell office:value-type="string" calcext:value-type="string">
            <text:p>Upin Ipin</text:p>
          </table:table-cell>
          <table:table-cell office:value-type="string" calcext:value-type="string">
            <text:p>SUBHANALLAH UPIN DAN IPIN.Tahukah anda Sebenarnya filem kartun upin&amp;ipin merupakan rancangan Yahudi untuk menghancurkan Islam, Setelah kartun kartun doraemon,pokemon,digimon dll gagal menghancurkan anak2 Muslim. Perlu kalian ketahui jangan mengucapkan upin atau uffin , karena upin dalam bahasa amerika artinya : Aku Benci Rasul (Maaf Ya Allah). Dan ucapkan Ariffin jangan ipin , karena ipin sendiri artinya . Ya Aku Suka Israel (Maaf Ya Allah). Dan huruf U di baju upin , maknanya USA . Sedangkan I pada baju ipin maknanya Israel . Ulama telah membuktikan . Sebarkan ke teman-teman lain . Atau group . Demi keselamatan agama .Rasulullah SAW dan umatnya.. Aku juga Islam Yang agamanya Islam,tolong sebarluaskan . Ka'bah akn rata dgn tanah . sangkkala akan ditiup 2 kali . Nabi MUHAMMAD SAW telah bersabda : " brng siapa yg mengingatkan ini kpd orang lain, akan Ku buatkan tempat d surga bagi'nya pada hari penghakiman kelakElang Mulya Utama:Info dari pondok bahwa :Buat semua yang punya fb tolong blokir fb yang namanya "JASMINE ALWAYS-HAPPY III (dajjal)". Wanita iblis yang terkutuk telah menghina NABI MUHAMMAD S.A.W dan mengatakan Nabi Muhammad adalah Nabi anjing! Bagi yg punya gratisan tolong sebarkan teks ini, kalau perlu semua kontak. Apabila 3 hri ga dikirim, kamu akan sial sampe umur 28 tahun. "SUMPAH DEMI KITAB SUCI AL QUR'AN" aku akan kirim ini kesemua kontakku</text:p>
          </table:table-cell>
          <table:table-cell table:style-name="Default" office:value-type="string" calcext:value-type="string">
            <text:p>hoax</text:p>
          </table:table-cell>
        </table:table-row>
        <table:table-row table:style-name="ro1">
          <table:table-cell office:value-type="string" calcext:value-type="string">
            <text:p>Broadcast Wanita Bunuh Diri</text:p>
          </table:table-cell>
          <table:table-cell office:value-type="string" calcext:value-type="string">
            <text:p>Gak baca d'rasukin !D! SMP MUHAMMASIYAH <text:s/>tpatnya d'BELAKANG PERPUS ad pRempuan meninggal bunih diri gara'' hmil d'luar nikah...Dan sekarang dia suka gentayangan untk mnta tlong agar mrawat bayinya...Hati" jka smpai Bc ini brhenti d'hp kmu anak itu akan pndah k'rahin kmu. Mk seberkan jka tdk kmu akan hmil tba" ini nyata seberkan sebelum trlmbt . Nama anak itu " putri siti tatifah amelia " Jka tdk d'krim kmu akan hmil secara tba" ! Sorry cma nersin !!!! Don't send back <text:s text:c="10"/>Lanjut ! Atau sekalian bgi anak" yg d'bawah umur jgn mengabaikan psan ini . Tntang byi yg mti sadis . Waktu itu ada ibu" yg hamil sdh ganjil usia kndungan 9 bulan dy msk rmh skit . Akhirnya byi itu trsebut lhir dgn keadaan cacat dy tdk mempunnyai tangan . Ttpi saat itu kotanya d'landa gmpa bumi yg sangat kuat byi itu tdk trselamatkan dri rerun than rmh skt itu . Dia pnasaran siapa ibunya , setelah itu byi itu d'kbur . Dan pda setiap jam 23.35 , byi itu brjalan mnembus tmbok kmar anda dn membunuh ibu anda . Krim k'semua kntak anda jka tdk , tangan dn ibu anda mnjadi krban . Jka anda mengirimnya anda selamat . Buktinya : 1) Sari 11 thn dy mengabaikan psan ini dn pda jam 23.35 ibu dn tangannya d'potong . 2) Doni 28 thn dy tdk mempercayai psan ini dn kejadian yg sama dy dpt tangan dn ibunya 70 thn mnjadi krban . 3) Ica 16 thn dy prcaya dn mengirimkan psan ini k'semua kntak . Pda jam 23.35 dy mlihat byi yg menggendong btu prmata dn d'brikan kpda Ica . Ini ksah nyata yg ada d'majalah dn koran 2014 . JANGAN KIRIM BALIK !! Sorry BC gue jga tkt . Jdi gue krim aja k'semua kontak gue .</text:p>
          </table:table-cell>
          <table:table-cell table:style-name="Default" office:value-type="string" calcext:value-type="string">
            <text:p>hoax</text:p>
          </table:table-cell>
        </table:table-row>
        <table:table-row table:style-name="ro1">
          <table:table-cell office:value-type="string" calcext:value-type="string">
            <text:p>Broadcast Nenek Ani</text:p>
          </table:table-cell>
          <table:table-cell office:value-type="string" calcext:value-type="string">
            <text:p>Sorry ya Bm takut beneran, hehe. Nama saya Ani, saya adalah seorang nenek berumur 75 Tahun. Kemarin saya ditabrak mobil sampai semua badan hancur dan terpisah-pisah. Cepat kalian Broadcast pesan ini. Kalau tidak nanti jam 09.30 malam saya akan mengetuk pintu kamar kalian. Setelah itu kalian akan bermimpi buruk SELAMANYAA!!janganlah kalian tidak percaya, pesan ini telah terbukti. Bukti pertama, Jason: umur 9 Th, dia baru dibelikan Blackberry, jadi dia tidak tahu cara mem-broadcast. Sehingga ketika malam dia bermimpi buruk sampai pagi. Ketika terbangun matanya telah buta dan keluar bola matanya. Ibunya terkejut melihatnya, dan ibunya melihat sesosok nenek-nenek tersenyum disebelah tempat tidur Jasson. Bukti kedua: Jennifer, anak SMA berumur 17 Tahun. Dia tidak mempercayai pesan nenek Ani dan mengirim hanya ke lima kontak, saat malam 09.30 terdengar ketukan di pintu kamarnya dan tiba-tiba masuk sesosok nenek-nenek tersenyum membawa pisau berkarat dengan cepat menusuk mata kiri jennifer sampai keluar. Setelah itu mata Jennifer buta sebelah dan hidungnya berdarah setiap jam 09.30 malam. Bukti ketiga: Mario, Umur 30 Tahun, baru menikah. Dia mempercayai pesan nenek ani. Dia mengirimkan keseluruh kontaknya. Ketika jam 09.30 malam dia dapat tertidur nyenyak dan bermimpi indah sampai pagi. Saat dia terbangun, dia sempat melihat sesosok nenek-nenek tersenyum disamping tempat tidurnya sambil membawa emas 1 Kg dan perlahan berbisik “terimakasih cucuku”, seketika nenek-nenek itu menghilang seperti cahaya. kirim keseluruh kontak kalian, jangan abaikan pesan nenek Ani ini, kalau tidak Nenek Ani akan datang mencongkel mata kalian jam 09.30 malam sambil tersenyum menembus pintu kamar kalian. Sorry BC, saya juga takut, ini sudah terbukti. Lihat koran Tahun 2009 bulan Oktober tanggal 10, ada cerita Jasson dan Jennifer, saya baru cek tadi, terbukti di Bogor. Sorry BC. *ga percaya sih, tapi Beneran*</text:p>
          </table:table-cell>
          <table:table-cell table:style-name="Default" office:value-type="string" calcext:value-type="string">
            <text:p>hoax</text:p>
          </table:table-cell>
        </table:table-row>
        <table:table-row table:style-name="ro1">
          <table:table-cell table:style-name="Default" office:value-type="string" calcext:value-type="string">
            <text:p>Broadcast BBM versi baru</text:p>
          </table:table-cell>
          <table:table-cell office:value-type="string" calcext:value-type="string">
            <text:p>200136658003199 kode untuk blackBerry kirim kode ini agar blackberry mesenger (BBM) anda terganti dgn versi baru,karena BBM untuk android segera dirilis. Broadcoast lah agar aplikasi BBM anda di Perbarui,dan jika tidak di broadcast anda Akan susah mengirim pesan ke teman2 Anda atau yang biasa disebut Pending</text:p>
          </table:table-cell>
          <table:table-cell table:style-name="Default" office:value-type="string" calcext:value-type="string">
            <text:p>hoax</text:p>
          </table:table-cell>
        </table:table-row>
        <table:table-row table:style-name="ro1">
          <table:table-cell table:style-name="Default" office:value-type="string" calcext:value-type="string">
            <text:p>Broadcast didatengin malaikat waktu subuh</text:p>
          </table:table-cell>
          <table:table-cell table:style-name="Default" office:value-type="string" calcext:value-type="string">
            <text:p>Friends, kalian percaya tdk Subuh bsk akan ada malaikat di samping mu, dia akan membangunkanmu... Kirim ke 20 tmnmu, dlm 5 hari, org yg kamu suka akan <text:s/>mendekati mu, c0w0k maupun cewek, tp kal0 kmu gk ngirim!! Ortumu akan mendpt musibah 50 hari lagi , &amp; ingat, jika km hps bbm ini, ktika kmu dibangunkan olh malaikat,km ga akn liat apa2 lg.... (meninggal) sorry aku krm bbm ini demi syg aku ke ortu..#sbc biasa dpt dri org #cumaikut"an</text:p>
          </table:table-cell>
          <table:table-cell table:style-name="Default" office:value-type="string" calcext:value-type="string">
            <text:p>hoax</text:p>
          </table:table-cell>
        </table:table-row>
        <table:table-row table:style-name="ro1">
          <table:table-cell table:style-name="Default" office:value-type="string" calcext:value-type="string">
            <text:p>Broadcast Whatsapp berbayar</text:p>
          </table:table-cell>
          <table:table-cell table:style-name="Default" office:value-type="string" calcext:value-type="string">
            <text:p>Mulai Hari Senin besok WhatSapp akan dikenakan bayaran (biaya) karena sekarang whatsapp sdh diakuisisi oleh Facebook. Jadi kalau anda punya kontak sekurangnya 10 org, maka kirimilah mereka pesan ini. Dengan begitu kita akan melihat bahwa anda adalah pengguna yang sangat  membutuhkan whatsapp ini, dan kemudian logo anda akan menjadi biru (🔵) dan akan tetap gratis. (Seperti berita yang dimuat dalam  koran hari ini). Whatsapp akan dikenakan biaya sebesar 0.01€ per pesan (message). Kirimlah pesan ini ke 10 org. Apabila anda mengirim pesan tsb maka warna logo anda akan menjadi biru, kalau tdk setiap penggunaan whatsapp akan dikenakan biaya. Akuisisi Facebook Terhada WhatsApp Rampung | bisnis | tempo.co – <text:a xlink:href="http://m.tempo.co/read/news/2014/10/07/090612453/akuisisi-facebook-terhadap-whatsapp-rampung" xlink:type="simple">http://m.tempo.co/read/news/2014/10/07/090612453/akuisisi-facebook-terhadap-whatsapp-rampung</text:a></text:p>
          </table:table-cell>
          <table:table-cell table:style-name="Default" office:value-type="string" calcext:value-type="string">
            <text:p>hoax</text:p>
          </table:table-cell>
        </table:table-row>
        <table:table-row table:style-name="ro1">
          <table:table-cell table:style-name="Default" office:value-type="string" calcext:value-type="string">
            <text:p>Broadcast WhatsApp hingga Facebook Bakal Dipantau</text:p>
          </table:table-cell>
          <table:table-cell table:style-name="Default" office:value-type="string" calcext:value-type="string">
            <text:p>Mulai besok dan seterusnya ada peraturan komunikasi baru. Semua panggilan dicatat. Semua rekaman panggilan telepon tersimpan WhatsApp dipantau Twitter dipantau Facebook dipantau Semua media sosial dan forum dimonitor Informasikan kepada mereka yang tidak tahu. Perangkat Anda terhubung ke sistem pelayanan. Berhati-hatilah untuk tidak mengirimkan pesan yang tidak perlu Beritahu anak-anak Anda, Kerabat dan teman tentang ini untuk diurus * Jangan teruskan tulisan atau video dll, Anda akan menerima mengenai situasi politik / sekarang tentang Pemerintahan / PM, dll. * Polisi telah mengeluarkan pemberitahuan yang disebut .. Kejahatan Cargo ... dan tindakan akan dilakukan ... hapus saja … Menginformasikan teman anda dan orang lain juga. Menulis atau meneruskan pesan apapun pada setiap perdebatan politik dan agama sekarang merupakan pelanggaran ... penangkapan tanpa surat perintah … Ini sangat serius, plz biarkan diketahui semua kelompok dan anggota individu kami sebagai grup admin bisa dalam masalah besar. Berhati-hatilah untuk tidak mengirimkan pesan yang tidak perlu. Beritahu semua orang tentang ini untuk berhati-hati. Tolong bagikan; Itu sangat benar Grup admin mohon berhati-hati.... </text:p>
          </table:table-cell>
          <table:table-cell table:style-name="Default" office:value-type="string" calcext:value-type="string">
            <text:p>hoax</text:p>
          </table:table-cell>
        </table:table-row>
        <table:table-row table:style-name="ro1">
          <table:table-cell table:style-name="Default" office:value-type="string" calcext:value-type="string">
            <text:p>Ancaman Pemblokiran BlackBerry Messenger</text:p>
          </table:table-cell>
          <table:table-cell table:style-name="Default" office:value-type="string" calcext:value-type="string">
            <text:p>Kami dari pihak Blackberry Offical ingin memberitahukan agar pengguna aktif bbm memaklumi kami jika bbm akan terblokir. Kami tidak bermaksud menggangu kenyamannan anda , kami hanya ingin bbm aktif selalu. Kami hanya meminta tolong untuk Broadcast pesan ini ke semua yg ada di contact anda , sebab jika tidak di kirim kpd semua teman di contact anda, anda akan mendpt kerugian , teman2 anda yg ada di contact anda akan terhapus dgn sendirinyaa. Dan bbm anda akan keblokir . Terimakasih atas perhatiannya.. Kami hanya minta waktunya sebentar untuk memBroadcast pesan ini ke semua org di contact anda .. <text:s/>​Harap di kirimkan ke semua teman BBM anda, karena server di KANADA mau di tutup karena lemot … Kalau tidak BBM anda akan otomatis terhapus.. Alias refresh... Ini pesan rebutan.. Siapa lambat BBM anda akan terhapus… (RIM blackberry jakarta) Berita selengkapnya baca di "detik.com"</text:p>
          </table:table-cell>
          <table:table-cell table:style-name="Default" office:value-type="string" calcext:value-type="string">
            <text:p>hoax</text:p>
          </table:table-cell>
        </table:table-row>
        <table:table-row table:style-name="ro1">
          <table:table-cell table:style-name="Default" office:value-type="string" calcext:value-type="string">
            <text:p>Server Blackberry Penuh</text:p>
          </table:table-cell>
          <table:table-cell table:style-name="Default" office:value-type="string" calcext:value-type="string">
            <text:p>Blackberry menginformasikan semua pengguna kami, bahwa server kami baru saja benar-benar penuh, jadi kami meminta bantuan anda untuk memperbaiki masalah ini. Kita perlu pengguna aktif kami untuk mengirim ulang pesan ini ke semua orang di daftar kontak anda untuk mengkonfirmasi pengguna aktif kami yang menggunakan Blackberry Messanger, jika anda tidak mengirim pesan ini ke semua kontak Blacberry messanger anda maka account anda akan ditetapkan tidak aktif dengan konsekuensidari kehilangan semua kontak anda. Simbol akan mengupdate otomatis dalam BB anda, ketika anda menyiarkan pesan ini. Blackberry anda akan diperbarui dalam waktu 24 jam itu akan memiliki lay out dan warna terbaru untuk chatting. Dear pengguna Blackberry, Kita akan melakukan update untuk BBM dari 11:00 sampai 05:00. Jika anda tidak mengirimkan ini ke semua kontak anda, anda tidak akan diizinkan untuk chatting dengan kontak anda. Pic lama anda tidak akan berubah, silahkan kirim pesan ini ke semua kontak. Bkan Broadcast sembarangan, ini serius, bisa di cek!!</text:p>
          </table:table-cell>
          <table:table-cell table:style-name="Default" office:value-type="string" calcext:value-type="string">
            <text:p>hoax</text:p>
          </table:table-cell>
        </table:table-row>
        <table:table-row table:style-name="ro1">
          <table:table-cell table:style-name="Default" office:value-type="string" calcext:value-type="string">
            <text:p>Kecelakaan Beruntun Semarang</text:p>
          </table:table-cell>
          <table:table-cell table:style-name="Default" office:value-type="string" calcext:value-type="string">
            <text:p>Bus Nugroho Rem blong dari arah Jl. Wahidin (tanah putih) meluncur kencang menabrak puluhan motor dan 3 mobil avanza, @ Jazz dan 1 sedan accord Just now…perkiraan ada 10 orang tewas termasuk anak sekolah tergeletak di jalan penuh darah, Tolong bantu Broadcast, agar keluarga bisa cepat diberitahu.</text:p>
          </table:table-cell>
          <table:table-cell table:style-name="Default" office:value-type="string" calcext:value-type="string">
            <text:p>hoax</text:p>
          </table:table-cell>
        </table:table-row>
        <table:table-row table:style-name="ro1">
          <table:table-cell office:value-type="string" calcext:value-type="string">
            <text:p>Peruntungan Suku Maya</text:p>
          </table:table-cell>
          <table:table-cell office:value-type="string" calcext:value-type="string">
            <text:p>Tahun ini di Bulan Juli ada 5x senin, 5x selasa dan 5x minggu, hanya terjadi 1 kali setiap 823 tahun. Dinamakan Kantong Duit. Bagi anda yang membagikan pesan ini, maka dalam 4 hari uang akan mencari anda. Pesan yang aslinya berasal dari suku Maya ini adalah pesan ajaib. Dalam 99 jam ke depan, bagikan pesan ini ke minimal 10 teman, termasuk saya. Pada tanggal 7 Juli anda akan berjodoh selamanya bersama dengan orang terpenting di hati anda. Dalam 10 orang akan ada 5 yang kirim balik. Harapan-harapan Anda akan terkabul tgl 6 Agustus. Mohon jangan sampai tidak disebarkan, sorry BC…ga ada salahnya dicoba</text:p>
          </table:table-cell>
          <table:table-cell table:style-name="Default" office:value-type="string" calcext:value-type="string">
            <text:p>hoax</text:p>
          </table:table-cell>
        </table:table-row>
        <table:table-row table:style-name="ro1">
          <table:table-cell table:style-name="Default" office:value-type="string" calcext:value-type="string">
            <text:p>Broadcast Cabai Kering Penuh Tikus Penyebab Difteri</text:p>
          </table:table-cell>
          <table:table-cell table:style-name="Default" office:value-type="string" calcext:value-type="string">
            <text:p>SEBARKAN!!!!!! Hati2 jangan jajan yang pakai cabe bubuk, penuh penyakit dr kencing tikus, kasusnya banyak yang meninggal karena penyakit difteri. Jangan jajan pake cabe kering ya seperti cabe di tahu bulat, otak2, dsb. pokoknya jangan pake cabe bumbu kering…</text:p>
          </table:table-cell>
          <table:table-cell table:style-name="Default" office:value-type="string" calcext:value-type="string">
            <text:p>hoax</text:p>
          </table:table-cell>
        </table:table-row>
        <table:table-row table:style-name="ro1">
          <table:table-cell table:style-name="Default" office:value-type="string" calcext:value-type="string">
            <text:p>Ulat Mematikan di Pohon Mangga</text:p>
          </table:table-cell>
          <table:table-cell table:style-name="Default" office:value-type="string" calcext:value-type="string">
            <text:p>Sekedar informasi, ini adalah binatang yang langka dan sangat berbahaya, biasanya di daun pohon mangga. Orang yang terkena gigitan binatang itu secara langsung umumnya akan wafat setelah 4 jam dari gigitan itu akibat dehidraasi yang sangat dahsya. Sangat berbahaya sekali.</text:p>
          </table:table-cell>
          <table:table-cell table:style-name="Default" office:value-type="string" calcext:value-type="string">
            <text:p>hoax</text:p>
          </table:table-cell>
        </table:table-row>
        <table:table-row table:style-name="ro1">
          <table:table-cell office:value-type="string" calcext:value-type="string">
            <text:p>Daging Manusia ditemukan di pabrik daging McDonald</text:p>
          </table:table-cell>
          <table:table-cell office:value-type="string" calcext:value-type="string">
            <text:p>Celaka yahudi zionis. Daging orang islam di Palestine di masukkan sekarang dalam daging McDonald’s. Alangkah bodohnya orang melayu beragama islam yang bodoh sombong dan buta hati sudah hitam membusuk yang masih lagi membela dan makan minum di McDonald’s ciptaan yahudi zionis untuk menjahanamkan orang islam di Malaysia. Cukup menyedihkan buat bangsaku</text:p>
          </table:table-cell>
          <table:table-cell table:style-name="Default" office:value-type="string" calcext:value-type="string">
            <text:p>hoax</text:p>
          </table:table-cell>
        </table:table-row>
        <table:table-row table:style-name="ro1">
          <table:table-cell office:value-type="string" calcext:value-type="string">
            <text:p>Daging Manusia dalam McDonald? </text:p>
          </table:table-cell>
          <table:table-cell office:value-type="string" calcext:value-type="string">
            <text:p> Bagi pecinta kuliner, terutama makanan cepat saja tentu tidak asing dengan rumah makan cepat saji Mc. Donald atau McD, dengan hidangan utamanya adalah hamburger, menu tambahan lainnya semisal kentang goreng, minuman ringan juga ada disana. Lambang McD adalah dua buah busur berwarna kuning sehingga dengan cepat dikenali oleh para pelanggannya. Di Indonesia McD mulai beroperasi tahun 2003, slogan McD di Indonesia adalah "Mana lagi selain di McD..." (1999-2003) kemudian berubah menjadi "I'm lovin' it" (2003-Sekarang). Berita Buruk McD. Seiring dengan perkembangannya, McD mendapat sorotan, dengan ditemukannya daging manusia dalam produk McD, seperti dilansir situs dailybuzzlive.com dengan judul "Human Meat Found In McDonal's Meat Factory" Juli 2014, terjemahan bebasnya dalam situs tersebut berikut ini : Daging manusia ditemukan dalam pabrik daging McDonald. Hal tersebut mencoreng sejarah McDonald dan restoran cepat sajinya yang ternyata diketahui memiliki banyak misteri. Sebelumnya pernah diberitakan melalui web kami bahwa McDonald menggunakan daging manusia untuk pengganti daging sapi  sebagai isi hamburger. Menurut Huzler, para ahli forensik telah menemukan daging manusia dan daging kuda dalam freezer pabrik daging McDonald di Kota Oklahoma. Daging manusia juga ditemukan di beberapa truk yang sedang dalam perjalanan untuk mengantar roti ke restoran cepat sajinya. Menurut berbagai laporan, para ahli forensi ​juga telah memeriksa pabrik-pabrik dan restoran di seluruh negeri dan telah menemukan daging manusia di 90% tempat. Sedangkan daging kuda 65%. Agen FBI Lloyd Harrison mengatakan kepada Huzler, "Hal terburuk yang ditemukan dalam hal itu adalah keberadaan daging manusia terutama daging anak. Karena bagian tubuh yang ditemukan di pabrik-pabrik AS dianggap terlalu kecil untuk menjadi bagian tubuh dewasa. Hal tersebut benar-benar mengerikan". Menurut Harrison, pemeriksaan forensik sedang terus dilakukan. Kanibalisme telah ada puluhan ribu tahun dan tetap masih ada sampai saat ini. Pada tahun 2013 seorang pria Korea Utara dieksekusi karena membunuh anak-anaknya untuk makanan. Hari ini ada beberapa suku yang masih percaya makan daging manusia sebagai praktik budaya. Di sini, di Amerika, orang telah terobsesi tentang makan daging manusia seperti Jeffrey Dahmer dan Albert Fish. Kami telah didiagnosis mereka skizofrenia dan sakit mental. Bagi orang yang menyangkal tentang adanya budaya kanibalisme adalah sebuah kebodohan. Sekarang, mungkin para pelanggan restoran cepat saji McDonald mempertanyakan, mulai kapan mereka mengkonsumsi daging manusia? darimana mereka mendapatkan daging anak manusia? Apakah manusia tersebut sudah dalam kondisi mati saat dibawa ke pabrik? Semoga jawaban tersebut segera terjawab dengan penemuan DNA dari para ahli forensik. Jagalah kesehatan dengan menghindari makanan cepat saji. (1) Itulah hasil liputan dalam situs buzzdailylive, memang keberadaan makanan cepat saji yang menjamur, terutama di Indonesia selain perlu untuk dikaji lebih ulang terhadap kandungan gizi dalam makanan tersebut, ternyata perlu pula dicari sumber pembuatannya. Oleh karena itu, seperti saran dari artikel tersebut bahwa sebisa mungkin menghidari makanan cepat saji sangatlah tepat, bahkan dengan produk dan makanan lokal asli nusantara saja kita dapat menyajikan berbagai jenis masakan yang enak, lezat dan bergizi. Cintai produk lokal nusantara. Sumber : <text:a xlink:href="https://www.revolusiilmiah.com/2014/09/daging-manusia-dalam-mcdonald.html" xlink:type="simple">https://www.revolusiilmiah.com/2014/09/daging-manusia-dalam-mcdonald.html</text:a></text:p>
          </table:table-cell>
          <table:table-cell table:style-name="Default" office:value-type="string" calcext:value-type="string">
            <text:p>hoax</text:p>
          </table:table-cell>
        </table:table-row>
        <table:table-row table:style-name="ro1">
          <table:table-cell table:style-name="Default" office:value-type="string" calcext:value-type="string">
            <text:p>Sakit Jantung Gara-gara Tak Kencing Malam</text:p>
          </table:table-cell>
          <table:table-cell office:value-type="string" calcext:value-type="string">
            <text:p>JANGAN MALAS UNTUK KENCING MALAM AGAR TIDAK MATI DISERANG JANTUNG BAGI USIA YANG SUDAH MENUA. Satu info kesehatan penting bagi orang awam tentang masalah kencing malam, jantung &amp; penyumbatan pembuluh darah. Masalah kencing malam, jantung &amp; penyumbatan pembuluh darah otak*. Ini adalah pengetahuan penting tentang pencegahan STROKE !!! Gejala paling umum pada orang tua adalah masalah KENCING MALAM. Karena takut kencing malam hari, orang takut minum air, tak tahu bahwa bila tak minum air sebelum tidur &amp; bangun malam sehabis buang air kecil juga tak minum air, itu adalah PENYEBAB utama penyumbatan pembuluh darah otak dari orang tua di pagi hari. Sebetulnya, kencing malam bukan masalah kantong kemih, penyebabnya adalah PENUAAN fungsi jantung. Daya hisap darah atrium kanan dari bawah tubuh sudah berkurang.</text:p>
          </table:table-cell>
          <table:table-cell office:value-type="string" calcext:value-type="string">
            <text:p>hoax</text:p>
          </table:table-cell>
        </table:table-row>
        <table:table-row table:style-name="ro1">
          <table:table-cell table:style-name="Default" office:value-type="string" calcext:value-type="string">
            <text:p>Isu Gempa Susulan 7,5 SR</text:p>
          </table:table-cell>
          <table:table-cell office:value-type="string" calcext:value-type="string">
            <text:p>Diharap keluar rumah nanti malam pukul 22.30-23.59 dikarenakan potensi gempa susulan sebesar 7,5 SR Magnitude. Bagi yang tahu harap sebarkan berita penting ini.</text:p>
          </table:table-cell>
          <table:table-cell office:value-type="string" calcext:value-type="string">
            <text:p>hoax</text:p>
          </table:table-cell>
        </table:table-row>
        <table:table-row table:style-name="ro1">
          <table:table-cell office:value-type="string" calcext:value-type="string">
            <text:p>Broadcast Gempa Susulan 7,4SR</text:p>
          </table:table-cell>
          <table:table-cell office:value-type="string" calcext:value-type="string">
            <text:p>Peringatan gempa susulan yg akan terjadi nanti malam pkl 22.00 WIB dengan sekala lebih besar yakni SAMPAI 7,4 SR. Diharapkan kepada seluruh warga jabodetabek dan sekitarnya harap waspada mulai pukul 22.00 – 00.00 WIB. Berita di siarkan oleh badan BMKG. #HARAP_WASPADA_SELALU</text:p>
          </table:table-cell>
          <table:table-cell office:value-type="string" calcext:value-type="string">
            <text:p>hoax</text:p>
          </table:table-cell>
        </table:table-row>
        <table:table-row table:style-name="ro1">
          <table:table-cell table:style-name="ce2" office:value-type="string" calcext:value-type="string">
            <text:p>Broadcast Screenshot pesan whatsapp bisa ketahuan penggunanya</text:p>
          </table:table-cell>
          <table:table-cell table:style-name="ce2" office:value-type="string" calcext:value-type="string">
            <text:p>Setelah beberapa tahun, kami akhirnya mencapai keputusan untuk menghadirkannya. Fungsi ini sederhana, sama seperti centang biru, Anda akan memiliki opsi untuk mengaktifkannya secara default. Jika telah tercentang, Anda akan diberi notifikasi jika seseorang telah men-screenshot percakapan Anda, begitupula sebaliknya</text:p>
          </table:table-cell>
          <table:table-cell table:style-name="ce2" office:value-type="string" calcext:value-type="string">
            <text:p>hoax</text:p>
          </table:table-cell>
        </table:table-row>
        <table:table-row table:style-name="ro1">
          <table:table-cell office:value-type="string" calcext:value-type="string">
            <text:p>Mobil Milik Pria yang Berkelahi dengan TNI Terbakar</text:p>
          </table:table-cell>
          <table:table-cell office:value-type="string" calcext:value-type="string">
            <text:p>Laporan Kebakaran Mobil. Pada hari Sabtu tgl 14 Okt 2017 Skp. 03.15 wib telah terjadi kebakaran sebuah mobil Mazda warna merah nopol B 1599 PVH di Jl Harapan 1 Nomor 3 Kodamar yang diparkir didepan rumah Nama pemilik Sdr Bimantoro Prasetiyo Hp. 081316009694 Tempat tanggal lahir Jakarta 22 Okteber 1999 Pekejaan musisi. Adapun penyebab kebakaran dikarenakan akibat arus pendek. korban jiwa nihil, korban materiil mengalami kerugian di taksir sekitar Rp. 125 jt. api dapat di padamkan skp. 04.00 wib oleh BPK setempat.</text:p>
          </table:table-cell>
          <table:table-cell office:value-type="string" calcext:value-type="string">
            <text:p>hoax</text:p>
          </table:table-cell>
        </table:table-row>
        <table:table-row table:style-name="ro1">
          <table:table-cell office:value-type="string" calcext:value-type="string">
            <text:p>Heboh Kabar Mayat Menangis dalam Kubur di Kalsel</text:p>
          </table:table-cell>
          <table:table-cell office:value-type="string" calcext:value-type="string">
            <text:p>Seseorang yang telah meninggal dan sudah dimakamkan selama 4 hari menangis di dalam kubur. Warga sekitar yang mendengar tangisan itu pun penasaran. Dan akhirnya memberitahukan kepada pihak keluarga. Kemudian makam itu dibongkar lagi. Kejadian luar biasa terjadi. Ternyata orang itu hidup kembali...!!! Allah menunjukkan kekuasaan-Nya bahwa tidak ada yang tidak mungkin apa bila Allah sudah berkehendak. Subhanallah. Subhanallah. Subhanallah…</text:p>
          </table:table-cell>
          <table:table-cell office:value-type="string" calcext:value-type="string">
            <text:p>hoax</text:p>
          </table:table-cell>
        </table:table-row>
        <table:table-row table:style-name="ro1">
          <table:table-cell office:value-type="string" calcext:value-type="string">
            <text:p>Istana Tepis Rilis Pers Palsu soal Sri Mulyani Antek Asing</text:p>
          </table:table-cell>
          <table:table-cell office:value-type="string" calcext:value-type="string">
            <text:p>Sri Mulyani adalah antek Kapitalisme mengemas dgn Aseng dan ASING, Sri Mulyani Menkeu Terbaik Dunia, Presiden Jokowi: Bukti Pengelolaan APBN Pada Jalur Yang Benar* Kepala Negara menyatakan kebanggaannya ketika mengetahui bahwa salah satu menterinya di Kabinet Kerja dinobatkan sebagai menteri terbaik di dunia. Adalah Menteri Keuangan,antek kapitalis Sri Mulyani Indrawati, yang diberikan penghargaan tersebut. "Itu pengakuan dunia dan penghargaan itu juga diserahkan langsung oleh Syekh Mohammad bin Rasyid al-Maktoum (Perdana Menteri Uni Emirat Arab) kepada Ibu Menteri Keuangan, Sri Mulyani," kata Presiden menanggapi di Gedung Pancasila, Kementerian Luar Negeri, Jakarta Pusat, Senin, 12 Februari 2018. Presiden berujar, proses seleksi, analisis, dan penentuan pemenang penghargaan tersebut dilakukan oleh lembaga independen Ernst &amp; Young, sebuah lembaga internasional yang memiliki reputasi besar.Terpilihnya Sri Mulyani sebagai menteri antek2 penghianat bangsa menjadi jonggos ASENG dan ASING di Nobatkan terbaik versi World Government Summit tersebut menurutnya sekaligus menunjukkan bahwa manajemen ekonomi makro dan pengelolaan APBN serta fiskal di negara kita telah berada pada jalur yang tepat. Mata loe pe, a bekerja di Bank Dunia hanya sebagai pencitraan saja untuk menutup kesalahan anda dan setelah itu anda menjadi antek2 kapitalis "Saya kira tentu saja seluruh masyarakat bangga dan kita sadar bahwa penilaian itu menunjukkan bahwa manajemen ekonomi makro kita serta pengelolaan fiskal dan APBN kita itu pada posisi yang _track_-nya benar, yang hati-hati, yang sangat efektif," tuturnya. Untuk diketahui, penghargaan menteri antek kecebong kapitalis terbaik versi World Government Summit merupakan penghargaan global yang diberikan kepada satu orang menteri Pencitraan sebagai Jonggos bangsa ASENG dan ASING dari seluruh negara di dunia setiap tahunnya. World Government Summit sendiri merupakan pertemuan tahunan yang diselenggarakan di Dubai, Uni Emirat Arab, dengan melibatkan segenap pemimpin pemerintahan dari seluruh dunia. Jakarta, 12 Februari 2018 Deputi Bidang Protokol, Pers, dan Media Sekretariat Presiden Bey Machmudin</text:p>
          </table:table-cell>
          <table:table-cell office:value-type="string" calcext:value-type="string">
            <text:p>hoax</text:p>
          </table:table-cell>
        </table:table-row>
        <table:table-row table:style-name="ro1">
          <table:table-cell office:value-type="string" calcext:value-type="string">
            <text:p>Beredar Broadcast Catut Polisi soal 'Kiai Sasaran PKI'</text:p>
          </table:table-cell>
          <table:table-cell office:value-type="string" calcext:value-type="string">
            <text:p>WASPADA!!! Data dari polsek cisaat yg menjadi sasaran kader PKI di ponpes sunanulhuda diantaranya : 1.A haji, 2.kang Ansor, 3.Pa Lukman, Dst. [8/2 21.48] +62 858-6278-1xxx : Di ponpes Almas 1.Kang aziz, 2.kang Muiz, 3.kang dadang, Dst [8/2 21.49] +62 858-6278-1xxx: Di ponpes assalafiyah 1.mama, 2.H.lilip, 3.H.entang, Dst. punten kasadayana nyuhunkeun bantosan na kudu di jaga terus ieu keluarga 🙏🙏 (Maaf ke semuanya minta bantuan harus di jaga terus ini keluarga) tulis pesan tersebut.</text:p>
          </table:table-cell>
          <table:table-cell office:value-type="string" calcext:value-type="string">
            <text:p>hoax</text:p>
          </table:table-cell>
        </table:table-row>
        <table:table-row table:style-name="ro1">
          <table:table-cell office:value-type="string" calcext:value-type="string">
            <text:p>Broadcast Razia STNK dari Mabes Polri</text:p>
          </table:table-cell>
          <table:table-cell office:value-type="string" calcext:value-type="string">
            <text:p>Razia STNK. Dimulai Besok pagi. 11/01/2018. Pemda, Dishub kerja sama dengan POLRI, akan menggelar razia pajak STNK. mobil &amp; motor. di seluruh Kabupaten, di seluruh Kotamadya, di seluruh Propinsi, di Indonesia. Bagi kendaraan yang telat bayar pajak. Berdasarkan data, ada ratusan ribu motor dan mobil yang belum bayar pajak. Bagi kendaraan yang telat bayar pajak 3 tahun atau lebih, akan langsung dikandangin. Dan bayar derek serta bayar parkir : Sehari Rp 400 ribu. Berikut jadwal jam dan tempat razianya, info dari Mabes Polri: 1. pagi 09.00 – 12.00, 2. siang 14.00 – 17.00, 3. malam 20.00 - 24.00 dilanjutkan kembali pagi dini hari : 02.00 – 05.00. Razia zebra gabungan dengan polres, polsek seluruh Indonesia. Lengkapi surat-surat kendaraan anda, Mohon ditertibkan atribut-atribut TNI/Polri yg terpasang di kendaraan anda. MABES POLRI</text:p>
          </table:table-cell>
          <table:table-cell office:value-type="string" calcext:value-type="string">
            <text:p>hoax</text:p>
          </table:table-cell>
        </table:table-row>
        <table:table-row table:style-name="ro1">
          <table:table-cell table:style-name="ce2" office:value-type="string" calcext:value-type="string">
            <text:p>Broadcast Badan Siber Rekam Telepon-Pantau WA</text:p>
          </table:table-cell>
          <table:table-cell table:style-name="ce2" office:value-type="string" calcext:value-type="string">
            <text:p>INFO TERKINI: ✅Mulai besok dan seterusnya ada peraturan komunikasi baru. Setelah dilantiknya Badan Siber &amp; Sandi Nasional (BSSN) , 02 Januari 2018 , oleh Bpk Jokowi , Presiden NKRI ...… 📞Semua panggilan dicatat 📞Semua rekaman panggilan telepon tersimpan 📺WhatsApp dipantau 📺Twitter dipantau 📺Facebook dipantau 📺Semua media sosial dan forum dimonitor 📺Informasikan kepada mereka yang tidak tahu. 📺Perangkat Anda terhubung ke sistem pelayanan. 📺Berhati-hatilah mengirimkan pesan yg tidak perlu 📡📡Beritahu anak-anak Anda, Kerabat dan teman tentang berita ini 📹🗒🎥📕* Jangan teruskan tulisan atau video dll, bila Anda menerima postingan mengenai situasi politik / masalah Pemerintahan sekarang / PM, dll. * ✅Polisi telah mengeluarkan pemberitahuan yang disebut .. Kejahatan Cargo ... dan tindakan akan dilakukan ...bila perlu hapus saja postingan yang masuk kalau akan merugikan anda 📒🖋📕🖌 Menulis atau meneruskan pesan apapun pada setiap perdebatan politik dan agama sekarang merupakan pelanggaran ... penangkapan tanpa surat perintah … ✅Informasikan berita ini kepada orang lain agar selalu waspada ✅Ini sangat serius, perlu diketahui semua kelompok dan anggota /individu , ✅ Bila anda sebagai Admin Group bisa dalam masalah besar. ✅Beritahu semua orang tentang ini untuk berhati-hati. ✅Tolong bagikan; Ini sangat berguna untuk Admin group , mohon berhati-hati.......…</text:p>
          </table:table-cell>
          <table:table-cell table:style-name="ce2" office:value-type="string" calcext:value-type="string">
            <text:p>hoax</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fill-character> </loext:fill-character>
      <number:number number:decimal-places="0" loext:min-decimal-places="0" number:min-integer-digits="1" number:grouping="true"/>
      <number:text> </number:text>
    </number:number-style>
    <number:number-style style:name="N1013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fill-character> </loext:fill-character>
      <number:text>- </number:text>
    </number:number-style>
    <number:text-style style:name="N10136" number:language="en" number:country="US">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currency-symbol/>
      <loext:fill-character> </loext:fill-character>
      <number:text>- </number:text>
    </number:currency-style>
    <number:text-style style:name="N10137" number:language="en" number:country="US">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fill-character> </loext:fill-character>
      <number:number number:decimal-places="2" loext:min-decimal-places="2" number:min-integer-digits="1" number:grouping="true"/>
      <number:text> </number:text>
    </number:number-style>
    <number:number-style style:name="N10138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fill-character> </loext:fill-character>
      <number:text>-</number:text>
      <number:number number:decimal-places="0" loext:min-decimal-places="0" number:min-integer-digits="0"/>
      <number:text> </number:text>
    </number:number-style>
    <number:text-style style:name="N10138" number:language="en" number:country="US">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39" number:language="en" number:country="U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3T16:33:19.263115982</meta:creation-date>
    <dc:date>2018-03-23T16:34:08.912782940</dc:date>
    <meta:editing-duration>PT49S</meta:editing-duration>
    <meta:editing-cycles>2</meta:editing-cycles>
    <meta:generator>LibreOffice/5.1.6.2$Linux_X86_64 LibreOffice_project/10m0$Build-2</meta:generator>
    <meta:document-statistic meta:table-count="1" meta:cell-count="168" meta:object-count="0"/>
  </office:meta>
</office:document-meta>
</file>